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fo:font-size="22.5pt"/>
    </style:style>
    <style:style style:name="P7" style:family="paragraph" style:parent-style-name="Text_20_body">
      <style:paragraph-properties fo:margin-top="0cm" fo:margin-bottom="0cm" loext:contextual-spacing="false" fo:text-align="start" style:justify-single-word="false"/>
    </style:style>
    <style:style style:name="P8" style:family="paragraph" style:parent-style-name="Text_20_body">
      <style:paragraph-properties fo:margin-top="0cm" fo:margin-bottom="0cm" loext:contextual-spacing="false" fo:line-height="107%" fo:text-align="start" style:justify-single-word="false"/>
    </style:style>
    <style:style style:name="P9" style:family="paragraph" style:parent-style-name="Text_20_body">
      <style:paragraph-properties fo:margin-top="0cm" fo:margin-bottom="0cm" loext:contextual-spacing="false" fo:break-before="page"/>
      <style:text-properties fo:font-size="25pt"/>
    </style:style>
    <style:style style:name="P10" style:family="paragraph" style:parent-style-name="Text_20_body">
      <style:paragraph-properties fo:margin-top="0cm" fo:margin-bottom="0cm" loext:contextual-spacing="false" fo:text-align="start" style:justify-single-word="false" fo:break-before="page"/>
      <style:text-properties fo:font-size="25pt"/>
    </style:style>
    <style:style style:name="P11" style:family="paragraph" style:parent-style-name="Text_20_body">
      <style:paragraph-properties fo:margin-left="0cm" fo:margin-right="0cm" fo:margin-top="0cm" fo:margin-bottom="0cm" loext:contextual-spacing="false" fo:text-indent="-0.635cm" style:auto-text-indent="false"/>
    </style:style>
    <style:style style:name="P12" style:family="paragraph" style:parent-style-name="Text_20_body">
      <style:paragraph-properties fo:margin-left="0cm" fo:margin-right="0cm" fo:margin-top="0cm" fo:margin-bottom="0cm" loext:contextual-spacing="false" fo:line-height="107%" fo:text-indent="-0.635cm" style:auto-text-indent="false"/>
    </style:style>
    <style:style style:name="P13" style:family="paragraph" style:parent-style-name="Text_20_body">
      <style:paragraph-properties fo:margin-top="0cm" fo:margin-bottom="0.499cm" loext:contextual-spacing="false"/>
      <style:text-properties fo:font-size="25pt"/>
    </style:style>
    <style:style style:name="T1" style:family="text">
      <style:text-properties fo:font-size="14pt"/>
    </style:style>
    <style:style style:name="T2" style:family="text">
      <style:text-properties fo:font-variant="normal" fo:text-transform="none" fo:font-size="14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unciones en C++ </text:p>
      <text:p text:style-name="P6">Síntesis</text:p>
      <text:p text:style-name="P11"><text:span text:style-name="T1">1.</text:span><text:span text:style-name="T2"> </text:span><text:span text:style-name="T1">Los subprogramas permiten modularizar el diseño de programas, con las ventajas de posibilitar la reutilización de código, facilitar el trabajo en equipo, agilizar la depuración de errores y optimizar administración de recursos en una computadora. </text:span></text:p>
      <text:p text:style-name="P11"><text:span text:style-name="T1">2.</text:span><text:span text:style-name="T2"> </text:span><text:span text:style-name="T1">En C++ los subprogamas se expresan a través de funciones. Pueden incluirse en el programa cliente que las empleará o en archivos separados que funcionan como bibliotecas de funciones.</text:span></text:p>
      <text:p text:style-name="P11"><text:span text:style-name="T1">3.</text:span><text:span text:style-name="T2"> </text:span><text:span text:style-name="T1">El prototipo de una función C++ incluye el tipo de resultado que devuelve, el nombre de la función y entre paréntesis la lista de parámetros o argumentos declarados. El código de la función tiene la estructura de un programa, sólo que se programa separadamente.</text:span></text:p>
      <text:p text:style-name="P11"><text:span text:style-name="T1">4.</text:span><text:span text:style-name="T2"> </text:span><text:span text:style-name="T1">Los programas intercambian información con las funciones a través de los parámetros. Los parámetros de diseño de una función se llaman parámetros formales. Al llamar a una función se utilizan los parámetros actuales o de llamada. El número de parámetros formales debe coincidir en cantidad y tipo con el número de parámetros actuales empleados en la llamada.</text:span></text:p>
      <text:p text:style-name="P11"><text:span text:style-name="T1">5.</text:span><text:span text:style-name="T2"> </text:span><text:span text:style-name="T1">El pasaje de información a través de parámetros puede realizarse por valor o por referencia. Por valor: asignando los valores de los parámetros actuales a los formales. Por referencia: definiendo alias de los parámetros actuales con el operador &amp;, el cual debe preceder a los parámetros formales en el prototipo de la función. El pasaje por referencia permite realizar cálculos y asignarlos a los parámetros formales que se verán reflejados en los parámetros actuales. </text:span></text:p>
      <text:p text:style-name="P11"><text:span text:style-name="T1">6.</text:span><text:span text:style-name="T2"> </text:span><text:span text:style-name="T1">Las variables locales declaradas dentro de la función y los parámetros formales de la misma, sólo son reconocidos dentro del ámbito de la función. Al completar la ejecución de una función, estos elementos liberan recursos y pierden toda la información que guardaban.</text:span></text:p>
      <text:p text:style-name="P11"><text:span text:style-name="T1">7.</text:span><text:span text:style-name="T2"> </text:span><text:span text:style-name="T1">Una función puede no devolver valores si se la define de tipo nulo (void). En este caso, la función no incluye la sentencia return. Para funciones no nulas, return debe emplearse en el cuerpo de la función para devolver un resultado del mismo tipo que la función.</text:span></text:p>
      <text:p text:style-name="P11"><text:bookmark text:name="3"/><text:span text:style-name="T1">8.</text:span><text:span text:style-name="T2"> </text:span><text:span text:style-name="T1">Se recomienda no realizar operaciones de entrada/salida dentro del código de las funciones. De este modo la función puede ser reutilizada en diferentes entornos y no depende la de la interfaz de usuario empleada. </text:span></text:p>
      <text:p text:style-name="P11"><text:soft-page-break/><text:span text:style-name="T1">9.</text:span><text:span text:style-name="T2"> </text:span><text:span text:style-name="T1">Dos o más funciones pueden en C++ tener igual nombre y realizar distintas tareas. Para ello deben operar con diferentes parámetros. Esta propiedad se denomina sobrecarga de funciones. Al llamar a una función sobrecargada, el compilador C++ reconoce cuál es la que debe ejecutar en base a los parámetros utilizados en la llamada.</text:span></text:p>
      <text:p text:style-name="P12"><text:span text:style-name="T1">10.</text:span><text:span text:style-name="T2"> </text:span><text:span text:style-name="T1">C++ admite que una función incluya en su código una o más llamadas a sí misma para efectuar versiones reducidas de la misa tarea. En ese caso se dice que la función es recursiva. Una función recursiva, además de incluir la/s llamada/s a sí misa, debe proponer en su código uno o más casos donde la función realice su tarea sin emplear una llamada recursiva, permitiendo detener la secuencia de llamadas (condición de detención o parada).Funciones en C++ </text:span></text:p>
      <text:p text:style-name="P6">Síntesis</text:p>
      <text:p text:style-name="P11"><text:span text:style-name="T1">1.</text:span><text:span text:style-name="T2"> </text:span><text:span text:style-name="T1">Los subprogramas permiten modularizar el diseño de programas, con las ventajas de posibilitar la reutilización de código, facilitar el trabajo en equipo, agilizar la depuración de errores y optimizar administración de recursos en una computadora. </text:span></text:p>
      <text:p text:style-name="P11"><text:span text:style-name="T1">2.</text:span><text:span text:style-name="T2"> </text:span><text:span text:style-name="T1">En C++ los subprogamas se expresan a través de funciones. Pueden incluirse en el programa cliente que las empleará o en archivos separados que funcionan como bibliotecas de funciones.</text:span></text:p>
      <text:p text:style-name="P11"><text:span text:style-name="T1">3.</text:span><text:span text:style-name="T2"> </text:span><text:span text:style-name="T1">El prototipo de una función C++ incluye el tipo de resultado que devuelve, el nombre de la función y entre paréntesis la lista de parámetros o argumentos declarados. El código de la función tiene la estructura de un programa, sólo que se programa separadamente.</text:span></text:p>
      <text:p text:style-name="P11"><text:span text:style-name="T1">4.</text:span><text:span text:style-name="T2"> </text:span><text:span text:style-name="T1">Los programas intercambian información con las funciones a través de los parámetros. Los parámetros de diseño de una función se llaman parámetros formales. Al llamar a una función se utilizan los parámetros actuales o de llamada. El número de parámetros formales debe coincidir en cantidad y tipo con el número de parámetros actuales empleados en la llamada.</text:span></text:p>
      <text:p text:style-name="P11"><text:span text:style-name="T1">5.</text:span><text:span text:style-name="T2"> </text:span><text:span text:style-name="T1">El pasaje de información a través de parámetros puede realizarse por valor o por referencia. Por valor: asignando los valores de los parámetros actuales a los formales. Por referencia: definiendo alias de los parámetros actuales con el operador &amp;, el cual debe preceder a los parámetros formales en el prototipo de la función. El pasaje por referencia permite realizar cálculos y asignarlos a los parámetros formales que se verán reflejados en los parámetros actuales. </text:span></text:p>
      <text:p text:style-name="P11"><text:span text:style-name="T1">6.</text:span><text:span text:style-name="T2"> </text:span><text:span text:style-name="T1">Las variables locales declaradas dentro de la función y los parámetros formales de la misma, sólo son reconocidos dentro del ámbito de la función. Al completar la ejecución de una función, estos elementos liberan recursos y pierden toda la información que guardaban.</text:span></text:p>
      <text:p text:style-name="P11"><text:soft-page-break/><text:span text:style-name="T1">7.</text:span><text:span text:style-name="T2"> </text:span><text:span text:style-name="T1">Una función puede no devolver valores si se la define de tipo nulo (void). En este caso, la función no incluye la sentencia return. Para funciones no nulas, return debe emplearse en el cuerpo de la función para devolver un resultado del mismo tipo que la función.</text:span></text:p>
      <text:p text:style-name="P11"><text:bookmark text:name="31"/><text:span text:style-name="T1">8.</text:span><text:span text:style-name="T2"> </text:span><text:span text:style-name="T1">Se recomienda no realizar operaciones de entrada/salida dentro del código de las funciones. De este modo la función puede ser reutilizada en diferentes entornos y no depende la de la interfaz de usuario empleada. </text:span></text:p>
      <text:p text:style-name="P11"><text:span text:style-name="T1">9.</text:span><text:span text:style-name="T2"> </text:span><text:span text:style-name="T1">Dos o más funciones pueden en C++ tener igual nombre y realizar distintas tareas. Para ello deben operar con diferentes parámetros. Esta propiedad se denomina sobrecarga de funciones. Al llamar a una función sobrecargada, el compilador C++ reconoce cuál es la que debe ejecutar en base a los parámetros utilizados en la llamada.</text:span></text:p>
      <text:p text:style-name="P12"><text:span text:style-name="T1">10.</text:span><text:span text:style-name="T2"> </text:span><text:span text:style-name="T1">C++ admite que una función incluya en su código una o más llamadas a sí misma para efectuar versiones reducidas de la misa tarea. En ese caso se dice que la función es recursiva. Una función recursiva, además de incluir la/s llamada/s a sí misa, debe proponer en su código uno o más casos donde la función realice su tarea sin emplear una llamada recursiva, permitiendo detener la secuencia de llamadas (condición de detención o parada).Funciones en C++ </text:span></text:p>
      <text:p text:style-name="P6">Síntesis</text:p>
      <text:p text:style-name="P11"><text:span text:style-name="T1">1.</text:span><text:span text:style-name="T2"> </text:span><text:span text:style-name="T1">Los subprogramas permiten modularizar el diseño de programas, con las ventajas de posibilitar la reutilización de código, facilitar el trabajo en equipo, agilizar la depuración de errores y optimizar administración de recursos en una computadora. </text:span></text:p>
      <text:p text:style-name="P11"><text:span text:style-name="T1">2.</text:span><text:span text:style-name="T2"> </text:span><text:span text:style-name="T1">En C++ los subprogamas se expresan a través de funciones. Pueden incluirse en el programa cliente que las empleará o en archivos separados que funcionan como bibliotecas de funciones.</text:span></text:p>
      <text:p text:style-name="P11"><text:span text:style-name="T1">3.</text:span><text:span text:style-name="T2"> </text:span><text:span text:style-name="T1">El prototipo de una función C++ incluye el tipo de resultado que devuelve, el nombre de la función y entre paréntesis la lista de parámetros o argumentos declarados. El código de la función tiene la estructura de un programa, sólo que se programa separadamente.</text:span></text:p>
      <text:p text:style-name="P11"><text:span text:style-name="T1">4.</text:span><text:span text:style-name="T2"> </text:span><text:span text:style-name="T1">Los programas intercambian información con las funciones a través de los parámetros. Los parámetros de diseño de una función se llaman parámetros formales. Al llamar a una función se utilizan los parámetros actuales o de llamada. El número de parámetros formales debe coincidir en cantidad y tipo con el número de parámetros actuales empleados en la llamada.</text:span></text:p>
      <text:p text:style-name="P11"><text:span text:style-name="T1">5.</text:span><text:span text:style-name="T2"> </text:span><text:span text:style-name="T1">El pasaje de información a través de parámetros puede realizarse por valor o por referencia. Por valor: asignando los valores de los parámetros actuales a los formales. Por referencia: definiendo alias de los parámetros actuales con el operador &amp;, el cual </text:span><text:soft-page-break/><text:span text:style-name="T1">debe preceder a los parámetros formales en el prototipo de la función. El pasaje por referencia permite realizar cálculos y asignarlos a los parámetros formales que se verán reflejados en los parámetros actuales. </text:span></text:p>
      <text:p text:style-name="P11"><text:span text:style-name="T1">6.</text:span><text:span text:style-name="T2"> </text:span><text:span text:style-name="T1">Las variables locales declaradas dentro de la función y los parámetros formales de la misma, sólo son reconocidos dentro del ámbito de la función. Al completar la ejecución de una función, estos elementos liberan recursos y pierden toda la información que guardaban.</text:span></text:p>
      <text:p text:style-name="P11"><text:span text:style-name="T1">7.</text:span><text:span text:style-name="T2"> </text:span><text:span text:style-name="T1">Una función puede no devolver valores si se la define de tipo nulo (void). En este caso, la función no incluye la sentencia return. Para funciones no nulas, return debe emplearse en el cuerpo de la función para devolver un resultado del mismo tipo que la función.</text:span></text:p>
      <text:p text:style-name="P11"><text:bookmark text:name="32"/><text:span text:style-name="T1">8.</text:span><text:span text:style-name="T2"> </text:span><text:span text:style-name="T1">Se recomienda no realizar operaciones de entrada/salida dentro del código de las funciones. De este modo la función puede ser reutilizada en diferentes entornos y no depende la de la interfaz de usuario empleada. </text:span></text:p>
      <text:p text:style-name="P11"><text:span text:style-name="T1">9.</text:span><text:span text:style-name="T2"> </text:span><text:span text:style-name="T1">Dos o más funciones pueden en C++ tener igual nombre y realizar distintas tareas. Para ello deben operar con diferentes parámetros. Esta propiedad se denomina sobrecarga de funciones. Al llamar a una función sobrecargada, el compilador C++ reconoce cuál es la que debe ejecutar en base a los parámetros utilizados en la llamada.</text:span></text:p>
      <text:p text:style-name="P12"><text:span text:style-name="T1">10.</text:span><text:span text:style-name="T2"> </text:span><text:span text:style-name="T1">C++ admite que una función incluya en su código una o más llamadas a sí misma para efectuar versiones reducidas de la misa tarea. En ese caso se dice que la función es recursiva. Una función recursiva, además de incluir la/s llamada/s a sí misa, debe proponer en su código uno o más casos donde la función realice su tarea sin emplear una llamada recursiva, permitiendo detener la secuencia de llamadas (condición de detención o parada).</text:span></text:p>
      <text:p text:style-name="P9"><text:bookmark text:name="42"/>Cuestionario</text:p>
      <text:p text:style-name="P7"><text:span text:style-name="T1">1.Mencione las ventajas del empleo de subprogramas.</text:span></text:p>
      <text:p text:style-name="P7"><text:span text:style-name="T1">2.¿Qué es el prototipo de una función C++? ¿Dónde debe plantearse?</text:span></text:p>
      <text:p text:style-name="P7"><text:span text:style-name="T1">3.A continuación se propone un alias o referencia a una posición de memoria que no ha sido identificada antes con una variable: int &amp;x=3.</text:span></text:p>
      <text:p text:style-name="P7"><text:span text:style-name="T1">4.¿Acepta el compilador C++ esta proposición? Explique.</text:span></text:p>
      <text:p text:style-name="P7"><text:span text:style-name="T1">5.¿Es posible que una función no devuelva resultados? ¿Cómo reconoce una función C++ que no retorna un resultado?. Defina: a) argumentos o parámetros formales; b) parámetros actuales.</text:span></text:p>
      <text:p text:style-name="P7"><text:span text:style-name="T1">6.Explique pasaje de parámetros por valor y pasaje por referencia.</text:span></text:p>
      <text:p text:style-name="P7"><text:span text:style-name="T1">7.¿Pueden emplearse nombres de argumentos en una función C++ que sean coincidentes con nombres de otras variables declaradas en la función main?</text:span></text:p>
      <text:p text:style-name="P7"><text:span text:style-name="T1">8.Si en una función se emplea el nombre de una variable local que coincide con el nombre de otra variable global, ¿cuál empleará el compilador? Explique.</text:span></text:p>
      <text:p text:style-name="P7"><text:span text:style-name="T1">9.Describa las posibilidades de empleo de la sentencia return.</text:span></text:p>
      <text:p text:style-name="P7"><text:span text:style-name="T1">10.Mencione la ventaja del empleo de variables locales.</text:span></text:p>
      <text:p text:style-name="P7"><text:span text:style-name="T1">11.¿Es posible llamar a una función con menos parámetros actuales que los formales propuestos en el prototipo?</text:span></text:p>
      <text:p text:style-name="P7"><text:span text:style-name="T1">12.¿Por qué no es conveniente realizar acciones de entrada / salida en una función?</text:span></text:p>
      <text:p text:style-name="P7"><text:span text:style-name="T1">13.¿Cuáles son las condiciones para que una función sea recursiva?</text:span></text:p>
      <text:p text:style-name="P7"><text:span text:style-name="T1">14.¿Es obligatorio colocar identificadores en los parámetros formales del prototipo de una función C++?</text:span></text:p>
      <text:p text:style-name="P7"><text:span text:style-name="T1">15.¿Qué entiende por sobrecarga de funciones? ¿Cómo detecta el compilador cuál función debe ejecutar ante una llamada en el caso de sobrecarga?</text:span></text:p>
      <text:p text:style-name="P8"><text:span text:style-name="T1"/></text:p>
      <text:p text:style-name="P10"><text:bookmark text:name="41"/>Cuestionario</text:p>
      <text:p text:style-name="P7"><text:span text:style-name="T1">1.Mencione las ventajas del empleo de subprogramas.</text:span></text:p>
      <text:p text:style-name="P7"><text:span text:style-name="T1">2.¿Qué es el prototipo de una función C++? ¿Dónde debe plantearse?</text:span></text:p>
      <text:p text:style-name="P7"><text:span text:style-name="T1">3.A continuación se propone un alias o referencia a una posición de memoria que no ha sido identificada antes con una variable: int &amp;x=3.</text:span></text:p>
      <text:p text:style-name="P7"><text:span text:style-name="T1">4.¿Acepta el compilador C++ esta proposición? Explique.</text:span></text:p>
      <text:p text:style-name="P7"><text:span text:style-name="T1">5.¿Es posible que una función no devuelva resultados? ¿Cómo reconoce una función C++ que no retorna un resultado?. Defina: a) argumentos o parámetros formales; b) parámetros actuales.</text:span></text:p>
      <text:p text:style-name="P7"><text:span text:style-name="T1">6.Explique pasaje de parámetros por valor y pasaje por referencia.</text:span></text:p>
      <text:p text:style-name="P7"><text:span text:style-name="T1">7.¿Pueden emplearse nombres de argumentos en una función C++ que sean coincidentes con nombres de otras variables declaradas en la función main?</text:span></text:p>
      <text:p text:style-name="P7"><text:span text:style-name="T1">8.Si en una función se emplea el nombre de una variable local que coincide con el nombre de otra variable global, ¿cuál empleará el compilador? Explique.</text:span></text:p>
      <text:p text:style-name="P7"><text:span text:style-name="T1">9.Describa las posibilidades de empleo de la sentencia return.</text:span></text:p>
      <text:p text:style-name="P7"><text:span text:style-name="T1">10.Mencione la ventaja del empleo de variables locales.</text:span></text:p>
      <text:p text:style-name="P7"><text:span text:style-name="T1">11.¿Es posible llamar a una función con menos parámetros actuales que los formales propuestos en el prototipo?</text:span></text:p>
      <text:p text:style-name="P7"><text:span text:style-name="T1">12.¿Por qué no es conveniente realizar acciones de entrada / salida en una función?</text:span></text:p>
      <text:p text:style-name="P7"><text:span text:style-name="T1">13.¿Cuáles son las condiciones para que una función sea recursiva?</text:span></text:p>
      <text:p text:style-name="P7"><text:span text:style-name="T1">14.¿Es obligatorio colocar identificadores en los parámetros formales del prototipo de una función C++?</text:span></text:p>
      <text:p text:style-name="P7"><text:span text:style-name="T1">15.¿Qué entiende por sobrecarga de funciones? ¿Cómo detecta el compilador cuál función debe ejecutar ante una llamada en el caso de sobrecarga?</text:span></text:p>
      <text:p text:style-name="P8"><text:span text:style-name="T1"/></text:p>
      <text:p text:style-name="P9"><text:bookmark text:name="4"/>Cuestionario</text:p>
      <text:p text:style-name="P11"><text:span text:style-name="T1">1.</text:span><text:span text:style-name="T2"> </text:span><text:span text:style-name="T1">Mencione las ventajas del empleo de subprogramas.</text:span></text:p>
      <text:p text:style-name="P11"><text:span text:style-name="T1">2.</text:span><text:span text:style-name="T2"> </text:span><text:span text:style-name="T1">¿Qué es el prototipo de una función C++? ¿Dónde debe plantearse?</text:span></text:p>
      <text:p text:style-name="P11"><text:span text:style-name="T1">3.</text:span><text:span text:style-name="T2"> </text:span><text:span text:style-name="T1">A continuación se propone un alias o referencia a una posición de memoria que no ha sido identificada antes con una variable: int &amp;x=3.</text:span></text:p>
      <text:p text:style-name="P11"><text:span text:style-name="T1">4.</text:span><text:span text:style-name="T2"> </text:span><text:span text:style-name="T1">¿Acepta el compilador C++ esta proposición? Explique.</text:span></text:p>
      <text:p text:style-name="P11"><text:span text:style-name="T1">5.</text:span><text:span text:style-name="T2"> </text:span><text:span text:style-name="T1">¿Es posible que una función no devuelva resultados? ¿Cómo reconoce una función C++ que no retorna un resultado?. Defina: a) argumentos o parámetros formales; b) parámetros actuales.</text:span></text:p>
      <text:p text:style-name="P11"><text:span text:style-name="T1">6.</text:span><text:span text:style-name="T2"> </text:span><text:span text:style-name="T1">Explique pasaje de parámetros por valor y pasaje por referencia.</text:span></text:p>
      <text:p text:style-name="P11"><text:span text:style-name="T1">7.</text:span><text:span text:style-name="T2"> </text:span><text:span text:style-name="T1">¿Pueden emplearse nombres de argumentos en una función C++ que sean coincidentes con nombres de otras variables declaradas en la función main?</text:span></text:p>
      <text:p text:style-name="P11"><text:span text:style-name="T1">8.</text:span><text:span text:style-name="T2"> </text:span><text:span text:style-name="T1">Si en una función se emplea el nombre de una variable local que coincide con el nombre de otra variable global, ¿cuál empleará el compilador? Explique.</text:span></text:p>
      <text:p text:style-name="P11"><text:span text:style-name="T1">9.</text:span><text:span text:style-name="T2"> </text:span><text:span text:style-name="T1">Describa las posibilidades de empleo de la sentencia return.</text:span></text:p>
      <text:p text:style-name="P11"><text:span text:style-name="T1">10.</text:span><text:span text:style-name="T2"> </text:span><text:span text:style-name="T1">Mencione la ventaja del empleo de variables locales.</text:span></text:p>
      <text:p text:style-name="P11"><text:span text:style-name="T1">11.</text:span><text:span text:style-name="T2"> </text:span><text:span text:style-name="T1">¿Es posible llamar a una función con menos parámetros actuales que los formales propuestos en el prototipo?</text:span></text:p>
      <text:p text:style-name="P11"><text:span text:style-name="T1">12.</text:span><text:span text:style-name="T2"> </text:span><text:span text:style-name="T1">¿Por qué no es conveniente realizar acciones de entrada / salida en una función?</text:span></text:p>
      <text:p text:style-name="P11"><text:span text:style-name="T1">13.</text:span><text:span text:style-name="T2"> </text:span><text:span text:style-name="T1">¿Cuáles son las condiciones para que una función sea recursiva?</text:span></text:p>
      <text:p text:style-name="P11"><text:span text:style-name="T1">14.</text:span><text:span text:style-name="T2"> </text:span><text:span text:style-name="T1">¿Es obligatorio colocar identificadores en los parámetros formales del prototipo de una función C++?</text:span></text:p>
      <text:p text:style-name="P11"><text:span text:style-name="T1">15.</text:span><text:span text:style-name="T2"> </text:span><text:span text:style-name="T1">¿Qué entiende por sobrecarga de funciones? ¿Cómo detecta el compilador cuál función debe ejecutar ante una llamada en el caso de sobrecarga?</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9:54:09.270190649</meta:creation-date>
    <dc:date>2018-05-27T19:58:33.613848555</dc:date>
    <meta:editing-duration>PT4M24S</meta:editing-duration>
    <meta:editing-cycles>4</meta:editing-cycles>
    <meta:generator>LibreOffice/5.1.6.2$Linux_X86_64 LibreOffice_project/10m0$Build-2</meta:generator>
    <meta:document-statistic meta:table-count="0" meta:image-count="0" meta:object-count="0" meta:page-count="7" meta:paragraph-count="82" meta:word-count="2215" meta:character-count="13725" meta:non-whitespace-character-count="11580"/>
  </office:meta>
</office:document-meta>
</file>